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officeooo:rsid="001d8cd1" officeooo:paragraph-rsid="001d8cd1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Calibri" fo:font-size="12pt" fo:font-style="normal" fo:font-weight="normal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-i ~/keys/se_platform.pem <text:a xlink:type="simple" xlink:href="mailto:centos@18.188.111.1" text:style-name="Internet_20_link" text:visited-style-name="Visited_20_Internet_20_Link">centos@18.188.111.1</text:a></text:p>
      <text:p text:style-name="P1"/>
      <text:p text:style-name="P2">ssh -i ~/P-Innova/keys/se_platform.pem centos@18.188.111.1</text:p>
      <text:p text:style-name="P1"/>
      <text:p text:style-name="P3"><text:span text:style-name="T1">cd /home/centos/SE_PropEr_test/se_propEr1</text:span></text:p>
      <text:p text:style-name="P1"/>
      <text:p text:style-name="P3"><text:span text:style-name="T1">rebar3 proper</text:span></text:p>
      <text:p text:style-name="P1"/>
      <text:p text:style-name="P1"/>
      <text:p text:style-name="P3"><text:span text:style-name="T1">grafana dashboard : http://13.58.115.220:3000/d/7A-DCLKiz/se-business-dashboard?refresh=5s&amp;orgId=1</text:span></text:p>
      <text:p text:style-name="P3"/>
      <text:p text:style-name="P1"/>
      <text:p text:style-name="P1">to clean up data in riak</text:p>
      <text:p text:style-name="P1">-------------------------</text:p>
      <text:p text:style-name="P1">find se_services hostnames from " cat ansible/hosts "</text:p>
      <text:p text:style-name="P1"/>
      <text:p text:style-name="P1">ssh node2_rack1 </text:p>
      <text:p text:style-name="P1"/>
      <text:p text:style-name="P1">sudo su -  ( login as root)</text:p>
      <text:p text:style-name="P1"/>
      <text:p text:style-name="P1"/>
      <text:p text:style-name="P1">/opt/se_platform/se_services/_build/default/rel/se_services/bin/se_services attach  ( attach session to se services)</text:p>
      <text:p text:style-name="P1"/>
      <text:p text:style-name="P1">se_create_fresh_env:reset_se_env(). ( run it on erlang shell)</text:p>
      <text:p text:style-name="P1"/>
      <text:p text:style-name="P1">ctl + d ( detach from erlang shell)</text:p>
      <text:p text:style-name="P1"/>
      <text:p text:style-name="P1">exit from se services node</text:p>
      <text:p text:style-name="P1"/>
      <text:p text:style-name="P1">You are back to jump server</text:p>
      <text:p text:style-name="P1"/>
      <text:p text:style-name="P1"/>
      <text:p text:style-name="P1">run settlement data manager </text:p>
      <text:p text:style-name="P1">-----------------------</text:p>
      <text:p text:style-name="P1"/>
      <text:p text:style-name="P1">cd /home/centos/acc_services  </text:p>
      <text:p text:style-name="P1"/>
      <text:p text:style-name="P1">cd settlement_date_mgr/</text:p>
      <text:p text:style-name="P1"/>
      <text:p text:style-name="P3"> <text:span text:style-name="T1">_build/default/rel/settlement_date_mgr/bin/settlement_date_mgr console</text:span></text:p>
      <text:p text:style-name="P1"/>
      <text:p text:style-name="P1"/>
      <text:p text:style-name="P1">good to run proper</text:p>
      <text:p text:style-name="P1"/>
      <text:p text:style-name="P1"><text:soft-page-break/></text:p>
      <text:p text:style-name="P1"/>
      <text:p text:style-name="P1">run proper</text:p>
      <text:p text:style-name="P1">----------------</text:p>
      <text:p text:style-name="P1"/>
      <text:p text:style-name="P1"/>
      <text:p text:style-name="P1">cd /home/centos/SE_PropEr_test/se_propEr1</text:p>
      <text:p text:style-name="P1">rebar3 proper</text:p>
      <text:p text:style-name="P1"/>
      <text:p text:style-name="P1"/>
      <text:p text:style-name="P1"/>
      <text:p text:style-name="P1">vi test/proper_base.erl</text:p>
      <text:p text:style-name="P2">vi test/prop_base.erl </text:p>
      <text:p text:style-name="P1"/>
      <text:p text:style-name="P1">This is the place to change</text:p>
      <text:p text:style-name="P1"/>
      <text:p text:style-name="P1">mytype() -&gt;</text:p>
      <text:p text:style-name="P3">  <text:span text:style-name="T1">se_propErcommon_lib:init_fun(),</text:span></text:p>
      <text:p text:style-name="P3">  <text:span text:style-name="T1">form_purchasemessages_billpay(1),</text:span></text:p>
      <text:p text:style-name="P3">  <text:span text:style-name="T1">form_purchasemessages_airline(1),</text:span></text:p>
      <text:p text:style-name="P3">  <text:span text:style-name="T1">%%form_purchasemessages(1),</text:span></text:p>
      <text:p text:style-name="P3">  <text:span text:style-name="T1">form_purchasemessages_stip(1),</text:span></text:p>
      <text:p text:style-name="P3">  <text:span text:style-name="T1">form_cashmessages(1),</text:span></text:p>
      <text:p text:style-name="P3">  <text:span text:style-name="T1">[{_Key,SSLSocket}] = ets:lookup(socketETS, ssl_socket),</text:span></text:p>
      <text:p text:style-name="P3">  <text:span text:style-name="T1">ssl:close(SSLSocket)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cd ~/acc_services/se_accumulator/</text:p>
      <text:p text:style-name="P1"/>
      <text:p text:style-name="P1">_build/default/rel/se_accumulator/bin/se_accumulator console</text:p>
      <text:p text:style-name="P1"/>
      <text:p text:style-name="P1"/>
      <text:p text:style-name="P1">cd ~/acc_services/accumulator_fees_calculator/</text:p>
      <text:p text:style-name="P1">_build/default/rel/accumulator_fees_calculator/bin/accumulator_fees_calculator console</text:p>
      <text:p text:style-name="P1"/>
      <text:p text:style-name="P1">attach to se_services shell on se services node</text:p>
      <text:p text:style-name="P1">se_ledger_aggregator:run().</text:p>
      <text:p text:style-name="P1">come out of shell by pressing ctrl+d</text:p>
      <text:p text:style-name="Standard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27:17.478178292</meta:creation-date>
    <dc:date>2018-12-01T13:39:51.374597318</dc:date>
    <meta:editing-duration>PT23H12M33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2" meta:paragraph-count="45" meta:word-count="143" meta:character-count="1628" meta:non-whitespace-character-count="1504"/>
  </office:meta>
</office:document-meta>
</file>